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3324*"/>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ext_20_body">
      <style:text-properties officeooo:paragraph-rsid="003bb467"/>
    </style:style>
    <style:style style:name="P5" style:family="paragraph" style:parent-style-name="Subtitle">
      <style:text-properties officeooo:rsid="0016a255" officeooo:paragraph-rsid="0016a255"/>
    </style:style>
    <style:style style:name="P6" style:family="paragraph" style:parent-style-name="Table_20_Contents">
      <style:text-properties officeooo:rsid="004ac40e" officeooo:paragraph-rsid="004ac40e"/>
    </style:style>
    <style:style style:name="P7" style:family="paragraph" style:parent-style-name="Table_20_Contents">
      <style:text-properties officeooo:rsid="004b5045" officeooo:paragraph-rsid="004b5045"/>
    </style:style>
    <style:style style:name="P8" style:family="paragraph" style:parent-style-name="Table_20_Contents">
      <style:text-properties officeooo:rsid="004b8e12" officeooo:paragraph-rsid="004b8e12"/>
    </style:style>
    <style:style style:name="P9" style:family="paragraph" style:parent-style-name="Table_20_Contents">
      <style:text-properties officeooo:rsid="004b8e12" officeooo:paragraph-rsid="0050ef50"/>
    </style:style>
    <style:style style:name="P10" style:family="paragraph" style:parent-style-name="Table_20_Contents">
      <style:text-properties officeooo:rsid="004d324c" officeooo:paragraph-rsid="004d324c"/>
    </style:style>
    <style:style style:name="P11" style:family="paragraph" style:parent-style-name="Table_20_Contents">
      <style:text-properties officeooo:rsid="004ef794" officeooo:paragraph-rsid="004ef794"/>
    </style:style>
    <style:style style:name="P12" style:family="paragraph" style:parent-style-name="Table_20_Contents">
      <style:text-properties officeooo:rsid="0050ef50" officeooo:paragraph-rsid="0050ef50"/>
    </style:style>
    <style:style style:name="P13" style:family="paragraph" style:parent-style-name="Table_20_Contents">
      <style:text-properties officeooo:rsid="00513a96" officeooo:paragraph-rsid="00513a96"/>
    </style:style>
    <style:style style:name="P14" style:family="paragraph" style:parent-style-name="Table_20_Contents">
      <style:text-properties fo:font-weight="bold" officeooo:rsid="004ac40e" officeooo:paragraph-rsid="004ac40e" style:font-weight-asian="bold" style:font-weight-complex="bold"/>
    </style:style>
    <style:style style:name="P15" style:family="paragraph" style:parent-style-name="Table_20_Contents">
      <style:text-properties officeooo:rsid="005430ac" officeooo:paragraph-rsid="005430ac"/>
    </style:style>
    <style:style style:name="P16" style:family="paragraph" style:parent-style-name="Table_20_Contents">
      <style:text-properties officeooo:rsid="005430ac" officeooo:paragraph-rsid="006256f6"/>
    </style:style>
    <style:style style:name="P17" style:family="paragraph" style:parent-style-name="Table_20_Contents">
      <style:text-properties officeooo:rsid="0055bb3a" officeooo:paragraph-rsid="0055bb3a"/>
    </style:style>
    <style:style style:name="P18" style:family="paragraph" style:parent-style-name="Table_20_Contents">
      <style:text-properties officeooo:rsid="00589766" officeooo:paragraph-rsid="00589766"/>
    </style:style>
    <style:style style:name="P19" style:family="paragraph" style:parent-style-name="Table_20_Contents">
      <style:text-properties officeooo:rsid="005c09a2" officeooo:paragraph-rsid="005c09a2"/>
    </style:style>
    <style:style style:name="P20" style:family="paragraph" style:parent-style-name="Table_20_Contents">
      <style:text-properties officeooo:rsid="005ec863" officeooo:paragraph-rsid="005ec863"/>
    </style:style>
    <style:style style:name="P21" style:family="paragraph" style:parent-style-name="Table_20_Contents">
      <style:text-properties officeooo:rsid="00624493" officeooo:paragraph-rsid="00624493"/>
    </style:style>
    <style:style style:name="P22" style:family="paragraph" style:parent-style-name="Table_20_Contents">
      <style:text-properties officeooo:rsid="006256f6" officeooo:paragraph-rsid="006256f6"/>
    </style:style>
    <style:style style:name="P23" style:family="paragraph" style:parent-style-name="Text_20_body">
      <style:text-properties fo:font-size="12pt" officeooo:rsid="0016a255" officeooo:paragraph-rsid="00202624" style:font-size-asian="12pt" style:font-size-complex="12pt"/>
    </style:style>
    <style:style style:name="P24" style:family="paragraph" style:parent-style-name="Text_20_body">
      <style:text-properties fo:font-size="12pt" officeooo:rsid="00173dc0" officeooo:paragraph-rsid="001cb2c0" style:font-size-asian="12pt" style:font-size-complex="12pt"/>
    </style:style>
    <style:style style:name="P25" style:family="paragraph" style:parent-style-name="Text_20_body">
      <style:text-properties fo:font-size="12pt" officeooo:rsid="001e96d5" officeooo:paragraph-rsid="001e96d5" style:font-size-asian="12pt" style:font-size-complex="12pt"/>
    </style:style>
    <style:style style:name="P26" style:family="paragraph" style:parent-style-name="Text_20_body">
      <style:text-properties officeooo:rsid="002fa899" officeooo:paragraph-rsid="0033e868"/>
    </style:style>
    <style:style style:name="P27" style:family="paragraph" style:parent-style-name="Text_20_body">
      <style:text-properties officeooo:rsid="002fa899" officeooo:paragraph-rsid="0035c5d4"/>
    </style:style>
    <style:style style:name="P28" style:family="paragraph" style:parent-style-name="Text_20_body">
      <style:text-properties officeooo:rsid="002fa899" officeooo:paragraph-rsid="0037e13b"/>
    </style:style>
    <style:style style:name="P29" style:family="paragraph" style:parent-style-name="Text_20_body">
      <style:text-properties officeooo:rsid="0035c5d4" officeooo:paragraph-rsid="0035c5d4"/>
    </style:style>
    <style:style style:name="P30" style:family="paragraph" style:parent-style-name="Text_20_body">
      <style:text-properties officeooo:rsid="004238f6" officeooo:paragraph-rsid="004238f6"/>
    </style:style>
    <style:style style:name="P31" style:family="paragraph" style:parent-style-name="Text_20_body">
      <style:text-properties officeooo:rsid="00424d46" officeooo:paragraph-rsid="00424d46"/>
    </style:style>
    <style:style style:name="P32" style:family="paragraph" style:parent-style-name="Text_20_body">
      <style:text-properties officeooo:rsid="00461bcb" officeooo:paragraph-rsid="00461bcb"/>
    </style:style>
    <style:style style:name="P33" style:family="paragraph" style:parent-style-name="Text_20_body">
      <style:text-properties officeooo:rsid="0049da05" officeooo:paragraph-rsid="0049da05"/>
    </style:style>
    <style:style style:name="P34" style:family="paragraph" style:parent-style-name="Text_20_body">
      <style:text-properties officeooo:rsid="0049f2cc" officeooo:paragraph-rsid="004ac40e"/>
    </style:style>
    <style:style style:name="P35" style:family="paragraph" style:parent-style-name="Title">
      <style:text-properties fo:font-size="20pt" officeooo:rsid="0016a255" officeooo:paragraph-rsid="0016a255" style:font-size-asian="20pt" style:font-size-complex="20pt"/>
    </style:style>
    <style:style style:name="P36" style:family="paragraph" style:parent-style-name="Text_20_body">
      <style:text-properties style:font-name="Liberation Serif" officeooo:rsid="0029c6e1" officeooo:paragraph-rsid="0029c6e1"/>
    </style:style>
    <style:style style:name="P37" style:family="paragraph" style:parent-style-name="Text_20_body">
      <style:text-properties style:font-name="Liberation Serif" officeooo:rsid="0022bd42" officeooo:paragraph-rsid="0029c6e1"/>
    </style:style>
    <style:style style:name="P38" style:family="paragraph" style:parent-style-name="Text_20_body">
      <style:text-properties style:font-name="Liberation Serif1" officeooo:rsid="0029c6e1" officeooo:paragraph-rsid="002ba9f4"/>
    </style:style>
    <style:style style:name="P39" style:family="paragraph" style:parent-style-name="Heading_20_1">
      <style:text-properties officeooo:rsid="00202624" officeooo:paragraph-rsid="00202624"/>
    </style:style>
    <style:style style:name="P40" style:family="paragraph" style:parent-style-name="Heading_20_2">
      <style:paragraph-properties fo:break-before="page"/>
      <style:text-properties officeooo:rsid="0021730c" officeooo:paragraph-rsid="0021730c"/>
    </style:style>
    <style:style style:name="P41" style:family="paragraph" style:parent-style-name="Heading_20_3">
      <style:text-properties officeooo:rsid="003bb467" officeooo:paragraph-rsid="0037e13b"/>
    </style:style>
    <style:style style:name="P42" style:family="paragraph" style:parent-style-name="Heading_20_3">
      <style:text-properties officeooo:rsid="0041f39d" officeooo:paragraph-rsid="003bb467"/>
    </style:style>
    <style:style style:name="P43" style:family="paragraph" style:parent-style-name="Heading_20_3">
      <style:text-properties officeooo:paragraph-rsid="003bb467"/>
    </style:style>
    <style:style style:name="P44" style:family="paragraph" style:parent-style-name="Heading_20_4">
      <style:text-properties officeooo:rsid="0041f39d" officeooo:paragraph-rsid="0041f39d"/>
    </style:style>
    <style:style style:name="P45" style:family="paragraph" style:parent-style-name="Heading_20_4">
      <style:text-properties officeooo:rsid="006f1bbb" officeooo:paragraph-rsid="006f1bbb"/>
    </style:style>
    <style:style style:name="P46" style:family="paragraph" style:parent-style-name="Text_20_body" style:list-style-name="L1">
      <style:text-properties fo:font-size="12pt" officeooo:rsid="0016a255" officeooo:paragraph-rsid="0016a255" style:font-size-asian="12pt" style:font-size-complex="12pt"/>
    </style:style>
    <style:style style:name="P47" style:family="paragraph" style:parent-style-name="Text_20_body">
      <style:text-properties style:font-name="Liberation Serif" officeooo:rsid="006cf92f" officeooo:paragraph-rsid="004ac40e"/>
    </style:style>
    <style:style style:name="P48" style:family="paragraph" style:parent-style-name="Text_20_body">
      <style:text-properties style:font-name="Liberation Serif" officeooo:rsid="006cf92f" officeooo:paragraph-rsid="006d5100"/>
    </style:style>
    <style:style style:name="P49" style:family="paragraph" style:parent-style-name="Text_20_body">
      <style:text-properties style:font-name="Liberation Serif" officeooo:rsid="006d5100" officeooo:paragraph-rsid="006f1bbb"/>
    </style:style>
    <style:style style:name="P50" style:family="paragraph" style:parent-style-name="Text_20_body">
      <style:text-properties officeooo:rsid="006f1bbb" officeooo:paragraph-rsid="006f1bbb"/>
    </style:style>
    <style:style style:name="P51" style:family="paragraph" style:parent-style-name="Text_20_body">
      <style:text-properties officeooo:rsid="0070b254" officeooo:paragraph-rsid="0070b254"/>
    </style:style>
    <style:style style:name="P52" style:family="paragraph" style:parent-style-name="Text_20_body">
      <style:text-properties officeooo:rsid="0071d602" officeooo:paragraph-rsid="0071d602"/>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officeooo:rsid="00184d6b"/>
    </style:style>
    <style:style style:name="T4" style:family="text">
      <style:text-properties officeooo:rsid="0018c09b"/>
    </style:style>
    <style:style style:name="T5" style:family="text">
      <style:text-properties officeooo:rsid="001a0e33"/>
    </style:style>
    <style:style style:name="T6" style:family="text">
      <style:text-properties officeooo:rsid="001cb2c0"/>
    </style:style>
    <style:style style:name="T7" style:family="text">
      <style:text-properties style:font-name="Liberation Serif"/>
    </style:style>
    <style:style style:name="T8" style:family="text">
      <style:text-properties style:font-name="Liberation Serif" officeooo:rsid="0022bd42"/>
    </style:style>
    <style:style style:name="T9" style:family="text">
      <style:text-properties style:font-name="Liberation Serif" officeooo:rsid="0025a86f"/>
    </style:style>
    <style:style style:name="T10" style:family="text">
      <style:text-properties style:font-name="Liberation Serif" officeooo:rsid="00276ecd"/>
    </style:style>
    <style:style style:name="T11" style:family="text">
      <style:text-properties style:font-name="Liberation Serif" officeooo:rsid="001cb2c0"/>
    </style:style>
    <style:style style:name="T12" style:family="text">
      <style:text-properties style:font-name="Liberation Serif" officeooo:rsid="0029348d"/>
    </style:style>
    <style:style style:name="T13" style:family="text">
      <style:text-properties style:font-name="Liberation Serif" officeooo:rsid="0029c6e1"/>
    </style:style>
    <style:style style:name="T14" style:family="text">
      <style:text-properties style:font-name="Liberation Serif" officeooo:rsid="0033e868"/>
    </style:style>
    <style:style style:name="T15" style:family="text">
      <style:text-properties style:font-name="Liberation Serif" officeooo:rsid="0035c5d4"/>
    </style:style>
    <style:style style:name="T16" style:family="text">
      <style:text-properties style:font-name="Liberation Serif" officeooo:rsid="00479665"/>
    </style:style>
    <style:style style:name="T17" style:family="text">
      <style:text-properties style:font-name="Liberation Serif" officeooo:rsid="0048723d"/>
    </style:style>
    <style:style style:name="T18" style:family="text">
      <style:text-properties style:font-name="Liberation Serif" officeooo:rsid="0049f2cc"/>
    </style:style>
    <style:style style:name="T19" style:family="text">
      <style:text-properties style:font-name="Liberation Serif" officeooo:rsid="004a1d58"/>
    </style:style>
    <style:style style:name="T20" style:family="text">
      <style:text-properties style:font-name="Liberation Serif" officeooo:rsid="004ac40e"/>
    </style:style>
    <style:style style:name="T21" style:family="text">
      <style:text-properties style:font-name="Liberation Serif1"/>
    </style:style>
    <style:style style:name="T22" style:family="text">
      <style:text-properties style:font-name="Liberation Serif1" officeooo:rsid="0022bd42"/>
    </style:style>
    <style:style style:name="T23" style:family="text">
      <style:text-properties style:font-name="Liberation Serif1" officeooo:rsid="0025a86f"/>
    </style:style>
    <style:style style:name="T24" style:family="text">
      <style:text-properties style:font-name="Liberation Serif1" officeooo:rsid="0029c6e1"/>
    </style:style>
    <style:style style:name="T25" style:family="text">
      <style:text-properties style:font-name="Liberation Serif1" officeooo:rsid="002a64f0"/>
    </style:style>
    <style:style style:name="T26" style:family="text">
      <style:text-properties style:font-name="Liberation Serif1" officeooo:rsid="002ba9f4"/>
    </style:style>
    <style:style style:name="T27" style:family="text">
      <style:text-properties style:font-name="Liberation Serif1" officeooo:rsid="002c1869"/>
    </style:style>
    <style:style style:name="T28" style:family="text">
      <style:text-properties style:font-name="Liberation Serif1" officeooo:rsid="002cd63b"/>
    </style:style>
    <style:style style:name="T29" style:family="text">
      <style:text-properties style:font-name="Liberation Serif1" officeooo:rsid="002d871d"/>
    </style:style>
    <style:style style:name="T30" style:family="text">
      <style:text-properties style:font-name="Liberation Serif1" officeooo:rsid="002ee7b8"/>
    </style:style>
    <style:style style:name="T31" style:family="text">
      <style:text-properties style:font-name="Liberation Serif1" officeooo:rsid="002f7870"/>
    </style:style>
    <style:style style:name="T32" style:family="text">
      <style:text-properties style:font-name="Liberation Serif1" officeooo:rsid="00306244"/>
    </style:style>
    <style:style style:name="T33" style:family="text">
      <style:text-properties style:font-name="Liberation Serif1" officeooo:rsid="0030a11a"/>
    </style:style>
    <style:style style:name="T34" style:family="text">
      <style:text-properties style:font-name="Liberation Serif1" officeooo:rsid="00323073"/>
    </style:style>
    <style:style style:name="T35" style:family="text">
      <style:text-properties style:font-name="Liberation Serif1" officeooo:rsid="0033e868"/>
    </style:style>
    <style:style style:name="T36" style:family="text">
      <style:text-properties style:font-name="Liberation Serif1" officeooo:rsid="0035c5d4"/>
    </style:style>
    <style:style style:name="T37" style:family="text">
      <style:text-properties style:font-name="Liberation Serif1" officeooo:rsid="00364c1f"/>
    </style:style>
    <style:style style:name="T38" style:family="text">
      <style:text-properties style:font-name="Liberation Serif1" officeooo:rsid="0037e13b"/>
    </style:style>
    <style:style style:name="T39" style:family="text">
      <style:text-properties style:font-name="Liberation Serif1" officeooo:rsid="0050ef50"/>
    </style:style>
    <style:style style:name="T40" style:family="text">
      <style:text-properties style:font-name="Liberation Serif1" officeooo:rsid="0067fc57"/>
    </style:style>
    <style:style style:name="T41" style:family="text">
      <style:text-properties officeooo:rsid="001d5717"/>
    </style:style>
    <style:style style:name="T42" style:family="text">
      <style:text-properties officeooo:rsid="00202624"/>
    </style:style>
    <style:style style:name="T43" style:family="text">
      <style:text-properties officeooo:rsid="0022bd42"/>
    </style:style>
    <style:style style:name="T44" style:family="text">
      <style:text-properties officeooo:rsid="00276ecd"/>
    </style:style>
    <style:style style:name="T45" style:family="text">
      <style:text-properties officeooo:rsid="002780e1"/>
    </style:style>
    <style:style style:name="T46" style:family="text">
      <style:text-properties style:text-position="super 58%" style:font-name="Liberation Serif1" officeooo:rsid="0033e868"/>
    </style:style>
    <style:style style:name="T47" style:family="text">
      <style:text-properties style:text-position="0% 100%" style:font-name="Liberation Serif1" officeooo:rsid="0033e868"/>
    </style:style>
    <style:style style:name="T48" style:family="text">
      <style:text-properties style:text-position="0% 100%" style:font-name="Liberation Serif1" fo:font-style="italic" officeooo:rsid="0033e868" style:font-style-asian="italic" style:font-style-complex="italic"/>
    </style:style>
    <style:style style:name="T49" style:family="text">
      <style:text-properties style:text-position="0% 100%" style:font-name="Liberation Serif1" fo:font-style="normal" officeooo:rsid="0033e868" style:font-style-asian="normal" style:font-style-complex="normal"/>
    </style:style>
    <style:style style:name="T50" style:family="text">
      <style:text-properties style:text-position="0% 100%" style:font-name="Liberation Serif1" fo:font-style="normal" officeooo:rsid="0035c5d4" style:font-style-asian="normal" style:font-style-complex="normal"/>
    </style:style>
    <style:style style:name="T51" style:family="text">
      <style:text-properties officeooo:rsid="0043dccf"/>
    </style:style>
    <style:style style:name="T52" style:family="text">
      <style:text-properties officeooo:rsid="00452ef9"/>
    </style:style>
    <style:style style:name="T53" style:family="text">
      <style:text-properties officeooo:rsid="004b5045"/>
    </style:style>
    <style:style style:name="T54" style:family="text">
      <style:text-properties officeooo:rsid="0050ef50"/>
    </style:style>
    <style:style style:name="T55" style:family="text">
      <style:text-properties officeooo:rsid="00511624"/>
    </style:style>
    <style:style style:name="T56" style:family="text">
      <style:text-properties officeooo:rsid="00520147"/>
    </style:style>
    <style:style style:name="T57" style:family="text">
      <style:text-properties officeooo:rsid="0053c39d"/>
    </style:style>
    <style:style style:name="T58" style:family="text">
      <style:text-properties officeooo:rsid="0057b79c"/>
    </style:style>
    <style:style style:name="T59" style:family="text">
      <style:text-properties officeooo:rsid="005a5a46"/>
    </style:style>
    <style:style style:name="T60" style:family="text">
      <style:text-properties officeooo:rsid="005cda1b"/>
    </style:style>
    <style:style style:name="T61" style:family="text">
      <style:text-properties officeooo:rsid="0060be4d"/>
    </style:style>
    <style:style style:name="T62" style:family="text">
      <style:text-properties officeooo:rsid="006256f6"/>
    </style:style>
    <style:style style:name="T63" style:family="text">
      <style:text-properties officeooo:rsid="006cf92f"/>
    </style:style>
    <style:style style:name="T64" style:family="text">
      <style:text-properties officeooo:rsid="006d5100"/>
    </style:style>
    <style:style style:name="T65" style:family="text">
      <style:text-properties officeooo:rsid="006f1bbb"/>
    </style:style>
    <style:style style:name="T66" style:family="text">
      <style:text-properties officeooo:rsid="00707320"/>
    </style:style>
    <style:style style:name="T67" style:family="text">
      <style:text-properties officeooo:rsid="0070b254"/>
    </style:style>
    <style:style style:name="T68" style:family="text">
      <style:text-properties officeooo:rsid="00716ca9"/>
    </style:style>
    <style:style style:name="T69" style:family="text">
      <style:text-properties officeooo:rsid="0071d602"/>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Van onderwijsvisie naar realisatie</text:p>
      <text:p text:style-name="P5"><text:span text:style-name="T1">Verwerkelijking binnen </text:span><text:span text:style-name="T2">vakken en projecten</text:span></text:p>
      <text:h text:style-name="P39" text:outline-level="1">Inleiding</text:h>
      <text:p text:style-name="P23">In hoofdstuk 5 van het “Opleidingsprofiel Technische Informatica” <text:span text:style-name="T64">(verder aan te duiden met OTI) </text:span>wordt een visie op onderwijs geschetst, gebaseerd op de volgende vijf uitgangspunten:</text:p>
      <text:list xml:id="list739059436" text:style-name="L1">
        <text:list-item>
          <text:p text:style-name="P46">Studeren met plezier</text:p>
        </text:list-item>
        <text:list-item>
          <text:p text:style-name="P46">Studeren met nieuwsgierigheid</text:p>
        </text:list-item>
        <text:list-item>
          <text:p text:style-name="P46">Studeren binnen een contextrijke leeromgeving</text:p>
        </text:list-item>
        <text:list-item>
          <text:p text:style-name="P46">Studeren door te leren van en met andere studenten en docenten</text:p>
        </text:list-item>
        <text:list-item>
          <text:p text:style-name="P46">Studeren met eigenaarschap en verantwoordlijkheid</text:p>
        </text:list-item>
      </text:list>
      <text:p text:style-name="P24">In hoofdstuk 6, 7 en 8 wordt deze visie verder uitgewerkt op <text:span text:style-name="T3">niveau van leerlijnen, namelijk de praktijklijn, de kennislijn en de studentgestuurde lijn. </text:span><text:span text:style-name="T5">Daarbij komt ook toetsing aan de orde.</text:span><text:span text:style-name="T3"><text:line-break/><text:line-break/>Dit document gaat over de volgende stap, het concreet maken van de genoemde visie binnen projecten, vakken, stage en afstuderen. Om deze stap inderdaad zo concreet mogelijk te maken, word</text:span><text:span text:style-name="T4">t voorbeeld</text:span><text:span text:style-name="T5">en</text:span><text:span text:style-name="T4"> </text:span><text:span text:style-name="T5">ontleend</text:span><text:span text:style-name="T4"> </text:span><text:span text:style-name="T5">aan </text:span><text:span text:style-name="T4">het huidige onderwijsaanbod. Dit onderwijsaanbod is een bewegend doel. </text:span><text:span text:style-name="T5">De voorbeelden kunnen echter worden vertaald naar andere projecten en vakken.</text:span></text:p>
      <text:p text:style-name="P24"/>
      <text:p text:style-name="P24"><text:span text:style-name="T6">De voorbeelden zijn vrij ver uitgewerkt, ook weer om </text:span><text:span text:style-name="T41">ze zo concreet mogelijk te maken.</text:span><text:span text:style-name="T6"> Dat houdt niet in dat de </text:span><text:span text:style-name="T41">details</text:span><text:span text:style-name="T6"> in steen gebeiteld staan.<text:line-break/>De bedoeling is idee</text:span><text:span text:style-name="T11">ë</text:span><text:span text:style-name="T6">n aan te dragen voor een haalbaar pad. Dat pad kent uiteraard vele variaties.</text:span><text:span text:style-name="T5"><text:line-break/></text:span></text:p>
      <text:p text:style-name="P25">Voor een heldere structuur wordt als indeling van dit document de splitsing in leerlijnen aangehouden. Echter <text:span text:style-name="T42">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h text:style-name="P40" text:outline-level="2">Lift-project</text:h>
      <text:h text:style-name="P41" text:outline-level="3">Wat is het</text:h>
      <text:p text:style-name="P1">Het lift-project is op dit moment voor alle HR-TI studenten de eerste kennismaking met een stukje praktische vakinhoud. <text:span text:style-name="T43">Studenten bouwen met </text:span><text:span text:style-name="T44">hun halve </text:span><text:span text:style-name="T43">stamgroep een lift. </text:span><text:span text:style-name="T44">(Stamgroepen, bestaande uit ca. 8 studenten, zijn een middel om studenten te helpen aansluiting vinden bij studiegenoten.</text:span><text:span text:style-name="T45">)</text:span><text:span text:style-name="T44"> </text:span><text:span text:style-name="T43">Iedere student bouwt een verdieping, bestuurd door een Arduino Uno. Het gaat daarbij om een numerieke display, knoppen en het detecteren van de liftpositie.</text:span></text:p>
      <text:p text:style-name="P2"><text:span text:style-name="T43">Daarnaast is er een centrale besturing, eveneens een Arduino, die de verdiepingen co</text:span><text:span text:style-name="T8">ö</text:span><text:span text:style-name="T22">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8"> </text:span><text:span text:style-name="T10">De werkwijze is </text:span><text:span text:style-name="T12">bij de meesten </text:span><text:span text:style-name="T10">verkennend en ad-hoc. </text:span><text:span text:style-name="T12">G</text:span><text:span text:style-name="T9">oed kijken naar het logica en mechanica van een echte lift gebeurt weinig tot niet. </text:span><text:span text:style-name="T10">Met een laser-cutter worden de wanden van de schacht en de liftkooi uitgesneden, waarna </text:span><text:span text:style-name="T8">éé</text:span><text:span text:style-name="T10">n en ander in elkaar wordt gezet, vaak met behulp van een lijmpistool.<text:line-break/><text:line-break/></text:span><text:span text:style-name="T13">Wat betreft de electronica gaan studenten aan de slag met de zogenaamde brooddoos, een bak met hardware die iedere TI student aan het begin van z’n studie krijgt. Als het geheel niet blijkt te werken wordt er veel gepiekerd en </text:span><text:span text:style-name="T14">vaak </text:span><text:span text:style-name="T13">lukraak geprobeerd. Soms helpen ze elkaar, soms zitten ze in hun eentje te mod</text:span><text:span text:style-name="T14">deren</text:span><text:span text:style-name="T13">. </text:span><text:span text:style-name="T14">S</text:span><text:span text:style-name="T22">ystematisch zoeken naar fouten, door hard- en software afzonderlijk te testen en de </text:span><text:span text:style-name="T23">mogelijke fout</text:span><text:span text:style-name="T22">oorzaken </text:span><text:span text:style-name="T8">één voor één te elimineren </text:span><text:span text:style-name="T14">is</text:span><text:span text:style-name="T8"> voor de meesten onbekend terrein. </text:span></text:p>
      <text:p text:style-name="P36"/>
      <text:p text:style-name="P3"><text:span text:style-name="T24">Er wordt vooral veel gekeken </text:span><text:span text:style-name="T40">naar </text:span><text:span text:style-name="T24">pin-nummers en </text:span><text:span text:style-name="T35">draadjes, bij dat laatste soms maar lang niet altijd geholpen door systematisch kleurgebruik</text:span><text:span text:style-name="T24">. </text:span><text:span text:style-name="T22">Het verschil tussen stroom en spanning, hoe je deze grootheden zou kunnen meten en waarom je dat zou doen is bij velen onbekend. </text:span><text:span text:style-name="T24">Dat er ergens in het gebouw universeelmeters liggen te wachten om dichter bij de foutoorzaak te komen is bij vrijwel geen enkele student in beeld. Dat ook een ledje met een serieweerstand je hierbij zou kunnen helpen is een goed bewaard geheim.print (type (ship) .__name__, ship.name, ship.length, ship.orientation)</text:span></text:p>
      <text:p text:style-name="P38"/>
      <text:p text:style-name="P3"><text:span text:style-name="T25">Enerzijds </text:span><text:span text:style-name="T26">zou je kunnen zeggen dat </text:span><text:span text:style-name="T27">de uitgangspunten 4 en 5 hier vollop aan de orde kunnen komen. Anderzijds zitten sommigen wel erg lang in een impasse. Als je niet weet d</text:span><text:span text:style-name="T28">at er systematische manieren bestaan om fouten te traceren en dat er spullen en truukjes bestaan die je daarbij kunnen helpen, blijf je misschien worstelen zonder op het idee te komen </text:span><text:span text:style-name="T29">dat andere mensen je verder zouden kunnen helpen. </text:span><text:span text:style-name="T31">Je weet immers nog niet dat er een “verder” is. </text:span><text:span text:style-name="T30">Enige worsteling en spontaan ontwaken het eigen initiatief om een medestudent of docent om hulp te vragen is leerzaam. Een te lange </text:span><text:soft-page-break/><text:span text:style-name="T30">worsteling kan zowel ontmoedigend als tijdverspillend zijn. Het is een kwestie van balans.<text:line-break/><text:line-break/></text:span></text:p>
      <text:p text:style-name="P26"><text:span text:style-name="T21">Veel groepen maken een soort taakverdeling, op basis van veronderstelde aanleg. </text:span><text:span text:style-name="T33">Vaak</text:span><text:span text:style-name="T21"> is er wel </text:span><text:span text:style-name="T7">een student</text:span><text:span text:style-name="T21"> in het groepje die al eerder geprogrammeerd heeft. Deze </text:span><text:span text:style-name="T32">neemt</text:span><text:span text:style-name="T21"> dan </text:span><text:span text:style-name="T32">vaak </text:span><text:span text:style-name="T21">de </text:span><text:span text:style-name="T32">software</text:span><text:span text:style-name="T21"> </text:span><text:span text:style-name="T32">voor z’n rekening. Soms is dat alleen de centrale software, soms programmeert diezelfde student ook alle verdiepingen. Bij vragen van een docent over de voortgang van de software wordt dan naar deze persoon verwezen, </text:span><text:span text:style-name="T33">soms met enig ontzag.</text:span><text:span text:style-name="T32"> Ook hier zitten weer twee kanten aan. De taken verdelen is goed. Ieder op z’n eigen eiland is, </text:span><text:span text:style-name="T33">blijkens uitgangspunt 4, </text:span><text:span text:style-name="T32"><text:s/>niet de bedoeling</text:span><text:span text:style-name="T33">.</text:span></text:p>
      <text:p text:style-name="P27"><text:span text:style-name="T35">Het communicatieprotocol tussen de Arduino’s is een verhaal apart. Studenten focussen vrijwel zonder uitzondering op de technische details van I</text:span><text:span text:style-name="T46">2</text:span><text:span text:style-name="T47">C. De vraag </text:span><text:span text:style-name="T48">welke informatie</text:span><text:span text:style-name="T49"> de verdiepingen zouden moeten uitwisselen wordt pas in laatste instantie gesteld. Bij aanvan</text:span><text:span text:style-name="T50">g van de studie is dit begrijpelijk. Het heeft ook te maken met de instroom. We krijgen nu eenmaal niet alleen studenten met een (in aanleg) goed abstractievermogen. </text:span><text:span text:style-name="T49">Deze “details eerst” aanpak blijkt </text:span><text:span text:style-name="T50">echter </text:span><text:span text:style-name="T49">ook in hogere leerjaren nog door veel studenten te worden gevolgd, </text:span><text:span text:style-name="T50">waardoor men zich bijvoorbeeld bij het afstuderen helemaal commit aan een bepaald merk of type hardware, die soms niet of niet snel genoeg leverbaar blijkt.</text:span><text:span text:style-name="T49"> </text:span><text:span text:style-name="T50">Wat dat betreft zou er binnen de studie een constante aansporing moeten zijn, ontwerpproblemen wat meer vanuit een (zich ontwikkelende) helikopterview te benaderen.</text:span><text:span text:style-name="T33"><text:line-break/></text:span></text:p>
      <text:p text:style-name="P29"><text:span text:style-name="T33">E</text:span><text:span text:style-name="T21">n dan is er nog het aspect van de ge</text:span><text:span text:style-name="T7">ï</text:span><text:span text:style-name="T21">nvesteerde </text:span><text:span text:style-name="T37">aandacht, tijd en energie. Het liftproject is niet de enige studieactiviteit. Dat een bepaalde studieactiviteit even alle aandacht opeist is een bekend fenomeen. Het antwoord van een willekeurige student op de vraag waarom </text:span><text:span text:style-name="T39">z</text:span><text:span text:style-name="T37">ij dit of dat nog niet gedaan heeft, is vaak: eind van de week moet project zus of zo klaar zijn. </text:span><text:span text:style-name="T38">Plannen blijkt iets dat geleerd moet worden. Positief punt: Al dElk groepslid geeft minimaal 2 voorkeurstaken aan. Uiteindelijk wordt in overleg besloten. De verdeling van taken over groepsleden hoeft niet 1 op 1 te zijnoende leert men vaak ook dit. Negatief punt: Indien een project of vak te veel energie wegzuigt bij andere studieactiviteiten kan uitval het gevolg zijn. Ook hier weer de noodzaak van balans.</text:span></text:p>
      <text:p text:style-name="P28"><text:span text:style-name="T33"><text:line-break/>Uiteindelijk ontstaat een lift die het wel of niet doet. Daarbinnen zijn er nuances. Liften die een enigszins efficiente volgorde van passagiers oppikken hanteren zijn in de minderheid. Liften die het helemaal niet doen gelukkig ook. </text:span><text:span text:style-name="T34">Al met al leren de meesten heel wat van dit project. </text:span><text:span text:style-name="T36">Een mooi project dus, met zowel technische als professional en interpersonal skills aspecten. De idee</text:span><text:span text:style-name="T15">ë</text:span><text:span text:style-name="T36">n die nu volgen betreffende het nog meer verwerken van de besproken onderwijsvisie kunnen er een nog mooier project van maken.</text:span></text:p>
      <text:h text:style-name="P42" text:outline-level="3">Het project door de bril van de 5 uitgangspunten</text:h>
      <text:h text:style-name="P44" text:outline-level="4">1. Studeren met plezier</text:h>
      <text:p text:style-name="P30">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text:soft-page-break/>Wat waren ze blij elkaar af en toe te zien. De meesten varen wel bij fysieke aanwezigheid en contact met studiegenoten en docenten. Voor studenten die niet te ver weg wonen is ook het dagritme een positief element: <text:span text:style-name="T51">uit je bed </text:span><text:span text:style-name="T52">komen </text:span><text:span text:style-name="T51">en ergens heen </text:span><text:span text:style-name="T52">gaan </text:span><text:span text:style-name="T51">waar het gezellig is.</text:span></text:p>
      <text:p text:style-name="P31">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7">ï</text:span><text:span text:style-name="T21">nvloedbaar.</text:span></text:p>
      <text:p text:style-name="P32">Tenstlotte is er het plezier van de overwinning: Moeilijke problemen tegenkomen, ze <text:span text:style-name="T7">één voor één oplossen en tenslotte een werkend systeem. Zelf gemaakt, samen met je team. Een vreugdevolle ervaring en positieve bekrachtiging. Yes, I can!</text:span></text:p>
      <text:p text:style-name="P32"><text:span text:style-name="T7">En er zijn ook zaken die beter kunnen. Urenlang worstelen en er niet uitkomen, waarna iemand anders het wel even in orde maakt </text:span><text:span text:style-name="T16">doet afbreuk aan het plezier. Het project is voor veel eerstejaars hoog gegrepen, zelfs in z’n eenvoudigste vorm. </text:span><text:span text:style-name="T17">Iets meer structuur en begeleiding z</text:span><text:span text:style-name="T19">al</text:span><text:span text:style-name="T17"> helpen. Dat hoeft niet persee altijd 1 op 1 persoonlijke begeleiding te zijn. Ook een reader of video waarin wordt getoond hoe je zoiets nu eigenlijk aanpakt is begeleiding.</text:span></text:p>
      <text:p text:style-name="P33"><text:span text:style-name="T17">H</text:span><text:span text:style-name="T7">et gaat daarbij niet om een stap voor stap “handleiding” maar meer om aanwijzingen over hoe je </text:span><text:span text:style-name="T19">een zo’n combinatie-project van hard- en software</text:span><text:span text:style-name="T7"> behapbaar maakt. Aanwijzingen die voor docenten vanzelf spreken zoals sys</text:span><text:span text:style-name="T19">t</text:span><text:span text:style-name="T7">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8">zoeken en vinden</text:span><text:span text:style-name="T7"> te ontnemen.</text:span></text:p>
      <text:p text:style-name="P34"><text:span text:style-name="T7">Wat betreft structuur kan een voorbeeld-stappenplan worden aangereikt, een beetje zoals een </text:span><text:span text:style-name="T20">voorbeeld</text:span><text:span text:style-name="T7">-indeling van een </text:span><text:span text:style-name="T20">afstudeer- of stage</text:span><text:span text:style-name="T7">verslag. </text:span><text:span text:style-name="T20">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836270502512">
          <table:table-cell table:style-name="Table1.A1" office:value-type="string">
            <text:p text:style-name="P14">Stap</text:p>
          </table:table-cell>
          <table:table-cell table:style-name="Table1.A1" office:value-type="string">
            <text:p text:style-name="P14">Waarom</text:p>
          </table:table-cell>
          <table:table-cell table:style-name="Table1.C1" office:value-type="string">
            <text:p text:style-name="P14">Hoe</text:p>
          </table:table-cell>
        </table:table-row>
        <table:table-row table:style-name="TableLine94836188073264">
          <table:table-cell table:style-name="Table1.A2" office:value-type="string">
            <text:p text:style-name="P10">Eenduidig boven tafel krijgen van de vereisten aan het projectresultaat</text:p>
          </table:table-cell>
          <table:table-cell table:style-name="Table1.A2" office:value-type="string">
            <text:p text:style-name="P10">Helder vasleggen wat precies moet worden gemaakt</text:p>
          </table:table-cell>
          <table:table-cell table:style-name="Table1.C2" office:value-type="string">
            <text:p text:style-name="P10">Bestuderen en samenvatten van bestaande specificatie of, indien deze niet voor handen is, achterhalen en vastleggen ervan</text:p>
          </table:table-cell>
        </table:table-row>
        <table:table-row table:style-name="TableLine94836186758608">
          <table:table-cell table:style-name="Table1.A2" office:value-type="string">
            <text:p text:style-name="P11">Kiezen van principe-oplossingen om het projectresultaat te verkrijgen</text:p>
          </table:table-cell>
          <table:table-cell table:style-name="Table1.A2" office:value-type="string">
            <text:p text:style-name="P11">Zo’n principe-ontwerp maakt duidelijk welke taken er zoal zijn bij de realisatie ervan</text:p>
          </table:table-cell>
          <table:table-cell table:style-name="Table1.C2" office:value-type="string">
            <text:p text:style-name="P11">Samen creatief nadenken en overleggen, zodat gebruik wordt gemaakt van alle idee<text:span text:style-name="T7">ën binnen de groep</text:span></text:p>
          </table:table-cell>
        </table:table-row>
        <table:table-row table:style-name="TableLine94836186777952">
          <table:table-cell table:style-name="Table1.A2" office:value-type="string">
            <text:p text:style-name="P8">Inventariseren van kennis, vaardigheden en voorkeur Het <text:soft-page-break/>bieden van enige sturende begeleiding is in overeenstemming met niveau 1 van tabel 2 in het OTI.binnen de groep</text:p>
          </table:table-cell>
          <table:table-cell table:style-name="Table1.A2" office:value-type="string">
            <text:p text:style-name="P8">Zo kan men er voor zorgen dat ieder datgene doet waar <text:span text:style-name="T54">z</text:span>ij goed <text:soft-page-break/>in is of wil worden</text:p>
          </table:table-cell>
          <table:table-cell table:style-name="Table1.C2" office:value-type="string">
            <text:p text:style-name="P12">Ieder <text:span text:style-name="T55">groepslid</text:span> geeft aan waar zij goed in is of wat zij wil leren.</text:p>
          </table:table-cell>
        </table:table-row>
        <table:table-row table:style-name="TableLine94836186778304">
          <table:table-cell table:style-name="Table1.A2" office:value-type="string">
            <text:p text:style-name="P6">Inventariseren van taken binnen het project</text:p>
          </table:table-cell>
          <table:table-cell table:style-name="Table1.A2" office:value-type="string">
            <text:p text:style-name="P6">Zo kunnen deze taken worden verdeeld <text:span text:style-name="T53">onder de groepsleden</text:span></text:p>
          </table:table-cell>
          <table:table-cell table:style-name="Table1.C2" office:value-type="string">
            <text:p text:style-name="P7">Zoek taken waarvan het resultaat onafhankelijk kan worden getest</text:p>
          </table:table-cell>
        </table:table-row>
        <table:table-row table:style-name="TableLine94836186779136">
          <table:table-cell table:style-name="Table1.A2" office:value-type="string">
            <text:p text:style-name="P12">Verdelen van de taken</text:p>
          </table:table-cell>
          <table:table-cell table:style-name="Table1.A2" office:value-type="string">
            <text:p text:style-name="P12">Doorlooptijd verkleinen</text:p>
          </table:table-cell>
          <table:table-cell table:style-name="Table1.C2" office:value-type="string">
            <text:p text:style-name="P9">Elk groepslid geeft minimaal 2 voorkeurstaken aan. Uiteindelijk wordt in overleg besloten. De verdeling van taken over groepsleden hoeft niet 1 op 1 te zijn</text:p>
          </table:table-cell>
        </table:table-row>
        <table:table-row table:style-name="TableLine94836186780080">
          <table:table-cell table:style-name="Table1.A2" office:value-type="string">
            <text:p text:style-name="P8">Inventariseren van de benodigde hardware-onderdelen</text:p>
          </table:table-cell>
          <table:table-cell table:style-name="Table1.A2" office:value-type="string">
            <text:p text:style-name="P8">Het kan zijn dat niet alles op voorraad is. Sommige dingen moeten zelf worden gemaakt uit basismaterialen</text:p>
          </table:table-cell>
          <table:table-cell table:style-name="Table1.C2" office:value-type="string">
            <text:p text:style-name="P13">Opstellen van materialenlijst <text:span text:style-name="T56">met bron waar</text:span><text:span text:style-name="T57">uit</text:span><text:span text:style-name="T56"> deze kunnen worden betrokken </text:span><text:span text:style-name="T57">en, indien van toepassing,</text:span><text:span text:style-name="T56"> kosten</text:span></text:p>
          </table:table-cell>
        </table:table-row>
        <table:table-row table:style-name="TableLine94836186781104">
          <table:table-cell table:style-name="Table1.A2" office:value-type="string">
            <text:p text:style-name="P18"><text:span text:style-name="T59">Splitsen van het totale hardware systeem in</text:span> onafhankelijk testbare deelsystemen</text:p>
          </table:table-cell>
          <table:table-cell table:style-name="Table1.A2" office:value-type="string">
            <text:p text:style-name="P18">Het is dan snel duidelijk in welk deelsysteem “<text:span text:style-name="T63">het niet doet”</text:span></text:p>
          </table:table-cell>
          <table:table-cell table:style-name="Table1.C2" office:value-type="string">
            <text:p text:style-name="P19">Deelsystemen zo kiezen dat ze zo min mogelijk verweven zijn</text:p>
          </table:table-cell>
        </table:table-row>
        <table:table-row table:style-name="TableLine94836186782000">
          <table:table-cell table:style-name="Table1.A2" office:value-type="string">
            <text:p text:style-name="P15">Splitsen van de benodigde software in onderdelen</text:p>
          </table:table-cell>
          <table:table-cell table:style-name="Table1.A2" office:value-type="string">
            <text:p text:style-name="P15">Zo kan aan die onderdelen onafhankelijk worden gewerkt en kunnen ze onafhankelijk worden getest</text:p>
          </table:table-cell>
          <table:table-cell table:style-name="Table1.C2" office:value-type="string">
            <text:p text:style-name="P17">Maak de splitsing zo dat de onderdelen zo min mogelijk met elkaar verweven zijn</text:p>
          </table:table-cell>
        </table:table-row>
        <table:table-row table:style-name="TableLine94836186782944">
          <table:table-cell table:style-name="Table1.A2" office:value-type="string">
            <text:p text:style-name="P18">Vervaardiging en individueel testen van hardware-<text:span text:style-name="T60">deelsystemen</text:span></text:p>
          </table:table-cell>
          <table:table-cell table:style-name="Table1.A2" office:value-type="string">
            <text:p text:style-name="P20">Een systeem dat uit betrouwbare deelsystemen wordt opgebouwd is meestal zelf ook betrouwbaar</text:p>
          </table:table-cell>
          <table:table-cell table:style-name="Table1.C2" office:value-type="string">
            <text:p text:style-name="P20">Gebruik van test-hulpmidd<text:span text:style-name="T61">e</text:span>len zoals een universeelmeter</text:p>
          </table:table-cell>
        </table:table-row>
        <table:table-row table:style-name="TableLine94836186783888">
          <table:table-cell table:style-name="Table1.A2" office:value-type="string">
            <text:p text:style-name="P21">Testen van de hardware als geheel</text:p>
          </table:table-cell>
          <table:table-cell table:style-name="Table1.A2" office:value-type="string">
            <text:p text:style-name="P21">Zo verkrijgt men een stevige basis waarop in een volgende stap de software kan worden getest</text:p>
          </table:table-cell>
          <table:table-cell table:style-name="Table1.C2" office:value-type="string">
            <text:p text:style-name="P21">Dit kan door rechtstreeks de I/O van de besturing(en) in te lezen en aan te sturen met behulp van <text:span text:style-name="T63">een</text:span> eenvoudig testprogram<text:span text:style-name="T63">maprint (type (ship) .__name__, ship.name, ship.length, ship.orientation)</text:span></text:p>
          </table:table-cell>
        </table:table-row>
        <table:table-row table:style-name="TableLine94836186784752">
          <table:table-cell table:style-name="Table1.A2" office:value-type="string">
            <text:p text:style-name="P22">Testen van delen van de software op de grondig geteste hardware (unittest)</text:p>
          </table:table-cell>
          <table:table-cell table:style-name="Table1.A2" office:value-type="string">
            <text:p text:style-name="P16"><text:span text:style-name="T62">Zo</text:span> wordt <text:span text:style-name="T58">snel</text:span> duidelijk waar <text:span text:style-name="T58">eventuele </text:span>fouten zitten</text:p>
          </table:table-cell>
          <table:table-cell table:style-name="Table1.C2" office:value-type="string">
            <text:p text:style-name="P22">De diverse software-onderdelen aansturen via speciale, eenvoudige test-code</text:p>
          </table:table-cell>
        </table:table-row>
        <table:table-row table:style-name="TableLine94836186785696">
          <table:table-cell table:style-name="Table1.A2" office:value-type="string">
            <text:p text:style-name="P22">Testen van de samengevoegde software op de samengevoegde hardware (integratietest)</text:p>
          </table:table-cell>
          <table:table-cell table:style-name="Table1.A2" office:value-type="string">
            <text:p text:style-name="P22">Hiermee wordt een correcte samenwerking tussen alle delen getest</text:p>
          </table:table-cell>
          <table:table-cell table:style-name="Table1.C2" office:value-type="string">
            <text:p text:style-name="P22">Stel een testplan op aan de hand van de vereisten, voer dit stap voor stap uit en leg de resultaten vast</text:p>
          </table:table-cell>
        </table:table-row>
        <table:table-row table:style-name="TableLine94836186786640">
          <table:table-cell table:style-name="Table1.A2" office:value-type="string">
            <text:p text:style-name="P22">Opstellen gebruiksdocumentatie</text:p>
          </table:table-cell>
          <table:table-cell table:style-name="Table1.A2" office:value-type="string">
            <text:p text:style-name="P22">Een gebruiker moet weten hoe hij het systeem kan bedienen</text:p>
          </table:table-cell>
          <table:table-cell table:style-name="Table1.C2" office:value-type="string">
            <text:p text:style-name="P22">Bekijk het systeem vanuit het standpunt van een gebruiker zonder technische kennis</text:p>
          </table:table-cell>
        </table:table-row>
      </table:table>
      <text:p text:style-name="P47"><text:soft-page-break/></text:p>
      <text:p text:style-name="P49"><text:span text:style-name="T65">Een dergelijk</text:span><text:span text:style-name="T63">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48"><text:span text:style-name="T64">Zo krijgen</text:span> de studenten enige steun bij het aanpakken van het project <text:span text:style-name="T64">en verminder</text:span><text:span text:style-name="T65">t</text:span><text:span text:style-name="T64"> de frustratie</text:span>, maar <text:span text:style-name="T64">blijven de uitdaging en het plezier van de overwinning volop bestaan.</text:span></text:p>
      <text:h text:style-name="P45" text:outline-level="4">2. Studeren met nieuwsgierigheid</text:h>
      <text:p text:style-name="P50">Sommige studenten zijn van nature nieuwsgierig. <text:span text:style-name="T66">Anderen zijn vooral gefocust op het snel en succesvol afronden van de studie. Dat mag, maar zonder nieuwsgierigheid worden veel kansen op het zich eigen maken van kennis gemist. Er ontstaat dan een patroon van kortstondige inspanning om </text:span><text:span text:style-name="T67">een voldoende te halen, waarbij de opgedane kennis nauwelijks blijft hangen. Immers, die kennis is dan bijzaak, het gaat primair om het behalen van een voldoende en dat kan vaak met oppervlakkig, vluchtig begrip. Wat moeten we precies weten? Wat zijn de minimumeisen aan het projectresulaat? Delete en door.</text:span></text:p>
      <text:p text:style-name="P51">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68">project 1, op dit moment het lift-project,</text:span> zijn er mogelijkheden om de nieuwsgierigheid expliciet te stimuleren. <text:span text:style-name="T68">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69">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52">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text:soft-page-break/>van die echte lift en die staat centraal!<text:line-break/><text:line-break/>Aanpak 2 is omdenken voor de gepassioneerde ras-technicus. Immers die is vooral geinteresseerd in de knopjes, lampjes, displays, draadjes, computers en software. Maar interesse voor het hele praktische ding is wel een manier om juist de studenten met een meer praktische insteek aan te spreken.</text:p>
      <text:p text:style-name="P51"/>
      <text:p text:style-name="P48"/>
      <text:p text:style-name="P4"/>
      <text:h text:style-name="P43" text:outline-level="3"><text:line-break/></text:h>
      <text:p text:style-name="P3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1-21T11:15:44.011288143</dc:date>
    <meta:editing-duration>PT4H26M26S</meta:editing-duration>
    <meta:editing-cycles>67</meta:editing-cycles>
    <meta:generator>LibreOffice/7.3.3.2$Linux_X86_64 LibreOffice_project/30$Build-2</meta:generator>
    <meta:document-statistic meta:table-count="1" meta:image-count="0" meta:object-count="0" meta:page-count="7" meta:paragraph-count="79" meta:word-count="2677" meta:character-count="16964" meta:non-whitespace-character-count="14353"/>
  </office:meta>
</office:document-meta>
</file>